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olumn" style:name="17ca186654e7756c65c1756cb25f9639" style:display-name="17ca186654e7756c65c1756cb25f9639">
      <style:table-column-properties fo:break-before="auto" style:column-width="712.46"/>
    </style:style>
    <style:style style:family="table-column" style:name="76df6c98e9d6bd6e64aec78590f0dc65" style:display-name="76df6c98e9d6bd6e64aec78590f0dc65">
      <style:table-column-properties fo:break-before="auto" style:column-width="164.64"/>
    </style:style>
    <style:style style:family="table-column" style:name="239b8ddea8eb870fab90355add6916e9" style:display-name="239b8ddea8eb870fab90355add6916e9">
      <style:table-column-properties fo:break-before="auto" style:column-width="246.96"/>
    </style:style>
    <style:style style:family="table-column" style:name="ba2a243a05f9c024324e07d1893dd9cf" style:display-name="ba2a243a05f9c024324e07d1893dd9cf">
      <style:table-column-properties fo:break-before="auto" style:column-width="164.64"/>
    </style:style>
    <style:style style:family="table-column" style:name="3aedfe50a5f3de43b9720610ae86f178" style:display-name="3aedfe50a5f3de43b9720610ae86f178">
      <style:table-column-properties fo:break-before="auto" style:column-width="164.64"/>
    </style:style>
  </office:automatic-styles>
  <office:body>
    <office:spreadsheet>
      <table:table table:name="стр1">
        <table:table-column table:style-name="17ca186654e7756c65c1756cb25f9639"/>
        <table:table-column table:style-name="76df6c98e9d6bd6e64aec78590f0dc65"/>
        <table:table-column table:style-name="239b8ddea8eb870fab90355add6916e9"/>
        <table:table-column table:style-name="ba2a243a05f9c024324e07d1893dd9cf"/>
        <table:table-column table:style-name="3aedfe50a5f3de43b9720610ae86f178"/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Унифицированная форма № ОС-1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Утверждена постановлением Госкомстата России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от 21.01.2003 № 7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УТВЕРЖДАЮ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УТВЕРЖДАЮ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Руководитель организации-сдатчика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Руководитель организации-получателя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23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5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3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5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1" office:value="None" office:value-type="string">
            <text:p><text:span text:style-name="None">Нежевец Г.Г.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23" office:value="None" office:value-type="string">
            <text:p><text:span text:style-name="None">(должност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5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1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3" office:value="None" office:value-type="string">
            <text:p><text:span text:style-name="None">(должност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5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1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"</text:span></text:p>
          </table:table-cell>
          <table:table-cell table:number-rows-spanned="1" table:style-name="None" table:number-columns-spanned="5" office:value="None" office:value-type="string"/>
          <table:table-cell table:number-rows-spanned="1" table:style-name="Default" table:number-columns-spanned="1" office:value="None" office:value-type="string">
            <text:p>"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9" office:value="None" office:value-type="string"/>
          <table:table-cell table:number-rows-spanned="1" table:style-name="None" table:number-columns-spanned="4" office:value="20" office:value-type="float">
            <text:p><text:span text:style-name="None">20</text:span></text:p>
          </table:table-cell>
          <table:table-cell table:number-rows-spanned="1" table:style-name="None" table:number-columns-spanned="3" office:value="None" office:value-type="string"/>
          <table:table-cell table:number-rows-spanned="1" table:style-name="Default" table:number-columns-spanned="1" office:value="None" office:value-type="string">
            <text:p/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5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9" office:value="None" office:value-type="string"/>
          <table:table-cell table:number-rows-spanned="1" table:style-name="None" table:number-columns-spanned="4" office:value="None" office:value-type="string"/>
          <table:table-cell table:number-rows-spanned="1" table:style-name="None" table:number-columns-spanned="3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М.П.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М.П.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6" office:value="None" office:value-type="string">
            <text:p><text:span text:style-name="None">Код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Форма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по ОКУД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6" office:value="None" office:value-type="string">
            <text:p><text:span text:style-name="None">0306001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Организация-получатель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08" office:value="None" office:value-type="string">
            <text:p><text:span text:style-name="None">Закрытое акционерное общество Тоннельный отряд № 22 ИНН 2423008540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по ОКПО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6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(наименование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>
            <text:p><text:span text:style-name="None">ул.Партизанская 38 т.2-26-79,факс 2-46-90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>
            <text:p><text:span text:style-name="None">(адрес, телефон, факс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>
            <text:p><text:span text:style-name="None">Восточно-Сибирский банк СБ РФ г.Краснояр БИК 040407627 р/сч. 40702810831400100112 корр.сч.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>
            <text:p><text:span text:style-name="None">(банковские реквизиты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>
            <text:p><text:span text:style-name="None">(наименование структурного подразделения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>
            <text:p>по ОКПО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6" office:value="None" office:value-type="string"/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Организация-сдатчик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1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(наименование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>
            <text:p><text:span text:style-name="None">(адрес, телефон, факс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>
            <text:p><text:span text:style-name="None">(банковские реквизиты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>
            <text:p><text:span text:style-name="None">(наименование структурного подразделения)</text:span></text:p>
          </table:table-cell>
          <table:table-cell table:number-rows-spanned="2" table:style-name="None" table:number-columns-spanned="13" office:value="None" office:value-type="string">
            <text:p><text:span text:style-name="None">номер </text:span></text:p>
          </table:table-cell>
          <table:table-cell table:number-rows-spanned="2" table:style-name="None" table:number-columns-spanned="16" office:value="None" office:value-type="string">
            <text:p><text:span text:style-name="None">03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Основание для составления акта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0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(приказ, распоряжение, договор (с указанием его вида, основных обязательств))</text:span></text:p>
          </table:table-cell>
          <table:table-cell table:number-rows-spanned="1" table:style-name="None" table:number-columns-spanned="1" office:value="None" office:value-type="string"/>
          <table:table-cell table:number-rows-spanned="2" table:style-name="None" table:number-columns-spanned="13" office:value="None" office:value-type="string">
            <text:p><text:span text:style-name="None">дата </text:span></text:p>
          </table:table-cell>
          <table:table-cell table:number-rows-spanned="2" table:style-name="None" table:number-columns-spanned="16" office:value="None" office:value-type="string">
            <text:p><text:span text:style-name="None">04.01.2003г.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32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92" office:value="None" office:value-type="string"/>
          <table:table-cell table:number-rows-spanned="2" table:style-name="None" table:number-columns-spanned="14" office:value="None" office:value-type="string">
            <text:p><text:span text:style-name="None">Дата</text:span></text:p>
          </table:table-cell>
          <table:table-cell table:number-rows-spanned="1" table:style-name="None" table:number-columns-spanned="39" office:value="None" office:value-type="string">
            <text:p><text:span text:style-name="None">принятия к бухгалтерскому учету </text:span></text:p>
          </table:table-cell>
          <table:table-cell table:number-rows-spanned="1" table:style-name="None" table:number-columns-spanned="16" office:value="None" office:value-type="string">
            <text:p><text:span text:style-name="None">28/02/2003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92" office:value="None" office:value-type="string"/>
          <table:table-cell table:number-rows-spanned="1" table:style-name="None" table:number-columns-spanned="39" office:value="None" office:value-type="string">
            <text:p><text:span text:style-name="None">списания с бухгалтерского учета </text:span></text:p>
          </table:table-cell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Счет, субсчет, код аналитического учета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6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2" table:style-name="None" table:number-columns-spanned="11" office:value="None" office:value-type="string">
            <text:p><text:span text:style-name="None">АКТ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9" office:value="None" office:value-type="string">
            <text:p><text:span text:style-name="None">Номер документа</text:span></text:p>
          </table:table-cell>
          <table:table-cell table:number-rows-spanned="1" table:style-name="None" table:number-columns-spanned="19" office:value="None" office:value-type="string">
            <text:p><text:span text:style-name="None">Дата составления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по ОКОФ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9" office:value="None" office:value-type="string">
            <text:p><text:span text:style-name="None"/></text:p>
          </table:table-cell>
          <table:table-cell table:number-rows-spanned="1" table:style-name="None" table:number-columns-spanned="19" office:value="None" office:value-type="string">
            <text:p><text:span text:style-name="None">28/02/2003</text:span></text:p>
          </table:table-cell>
          <table:table-cell table:number-rows-spanned="1" table:style-name="Default" table:number-columns-spanned="1" office:value="None" office:value-type="string"/>
          <table:table-cell table:number-rows-spanned="3" table:style-name="None" table:number-columns-spanned="10" office:value="None" office:value-type="string">
            <text:p><text:span text:style-name="None">Номер</text:span></text:p>
          </table:table-cell>
          <table:table-cell table:number-rows-spanned="1" table:style-name="None" table:number-columns-spanned="29" office:value="None" office:value-type="string">
            <text:p><text:span text:style-name="None">амортизационной группы </text:span></text:p>
          </table:table-cell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3" table:style-name="None" table:number-columns-spanned="61" office:value="None" office:value-type="string">
            <text:p><text:span text:style-name="None">о приеме-передаче объекта основных средств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9" office:value="None" office:value-type="string">
            <text:p><text:span text:style-name="None">инвентарный </text:span></text:p>
          </table:table-cell>
          <table:table-cell table:number-rows-spanned="1" table:style-name="None" table:number-columns-spanned="16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9" office:value="None" office:value-type="string">
            <text:p><text:span text:style-name="None">заводской </text:span></text:p>
          </table:table-cell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8" office:value="None" office:value-type="string">
            <text:p><text:span text:style-name="None">Государственная </text:span></text:p>
          </table:table-cell>
          <table:table-cell table:number-rows-spanned="1" table:style-name="None" table:number-columns-spanned="10" office:value="None" office:value-type="string">
            <text:p><text:span text:style-name="None">номер </text:span></text:p>
          </table:table-cell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8" office:value="None" office:value-type="string">
            <text:p><text:span text:style-name="None">регистрация прав </text:span></text:p>
          </table:table-cell>
          <table:table-cell table:number-rows-spanned="2" table:style-name="None" table:number-columns-spanned="10" office:value="None" office:value-type="string">
            <text:p><text:span text:style-name="None">дата </text:span></text:p>
          </table:table-cell>
          <table:table-cell table:number-rows-spanned="2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Объект основных средств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91" office:value="None" office:value-type="string">
            <text:p><text:span text:style-name="None">КРОВАТЬ ДЕРЕВЯННАЯ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8" office:value="None" office:value-type="string">
            <text:p><text:span text:style-name="None">на недвижимость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91" office:value="None" office:value-type="string">
            <text:p><text:span text:style-name="None">(наименование, назначение, модель, марка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Место нахождения объекта в момент приема-передачи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09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Организация-изготовитель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35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35" office:value="None" office:value-type="string">
            <text:p><text:span text:style-name="None">(наименование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45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Справочно: 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1. Участники долевой собственности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78" office:value="None" office:value-type="string"/>
          <table:table-cell table:number-rows-spanned="2" table:style-name="None" table:number-columns-spanned="21" office:value="None" office:value-type="string">
            <text:p><text:span text:style-name="None">Доля в праве общей собственности, %</text:span></text:p>
          </table:table-cell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87" office:value="None" office:value-type="string"/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2. Иностранная валюта *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8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6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0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4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>(наименование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6" office:value="None" office:value-type="string">
            <text:p><text:span text:style-name="None">(курс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0" office:value="None" office:value-type="string">
            <text:p><text:span text:style-name="None">(на дату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4" office:value="None" office:value-type="string">
            <text:p><text:span text:style-name="None">(сумма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>
            <text:p><text:span text:style-name="None">* Заполняется в случае, когда стоимость объекта основных средств при приобретении была выражена в иностранной валюте.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2-я страница формы № ОС-1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>
            <text:p><text:span text:style-name="None">1. Сведения о состоянии объекта основных средств на дату передачи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2. Сведения об объекте основных средств на дату 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принятия к бухгалтерскому учету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36" office:value="None" office:value-type="string">
            <text:p><text:span text:style-name="None">Дата</text:span></text:p>
          </table:table-cell>
          <table:table-cell table:number-rows-spanned="2" table:style-name="None" table:number-columns-spanned="14" office:value="None" office:value-type="string">
            <text:p><text:span text:style-name="None">Фактический срок эксплуатации (лет, месяцев)</text:span></text:p>
          </table:table-cell>
          <table:table-cell table:number-rows-spanned="2" table:style-name="None" table:number-columns-spanned="16" office:value="None" office:value-type="string">
            <text:p><text:span text:style-name="None">Срок полезного использования</text:span></text:p>
          </table:table-cell>
          <table:table-cell table:number-rows-spanned="2" table:style-name="None" table:number-columns-spanned="14" office:value="None" office:value-type="string">
            <text:p><text:span text:style-name="None">Сумма начисленной амортизации (износа),</text:span></text:p>
          </table:table-cell>
          <table:table-cell table:number-rows-spanned="2" table:style-name="None" table:number-columns-spanned="13" office:value="None" office:value-type="string">
            <text:p><text:span text:style-name="None">Остаточная стоимость,</text:span></text:p>
          </table:table-cell>
          <table:table-cell table:number-rows-spanned="2" table:style-name="None" table:number-columns-spanned="14" office:value="None" office:value-type="string">
            <text:p><text:span text:style-name="None">Стоимость приобретения (договорная стоимость),</text:span></text:p>
          </table:table-cell>
          <table:table-cell table:number-rows-spanned="2" table:style-name="None" table:number-columns-spanned="16" office:value="None" office:value-type="string">
            <text:p><text:span text:style-name="None">Первоначальная стоимость на дату принятия к бухгалтерскому учету,</text:span></text:p>
          </table:table-cell>
          <table:table-cell table:number-rows-spanned="2" table:style-name="None" table:number-columns-spanned="15" office:value="None" office:value-type="string">
            <text:p><text:span text:style-name="None">Срок</text:span></text:p>
          </table:table-cell>
          <table:table-cell table:number-rows-spanned="1" table:style-name="None" table:number-columns-spanned="23" office:value="None" office:value-type="string">
            <text:p><text:span text:style-name="None">Способ начисления амортизации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0" office:value="None" office:value-type="string">
            <text:p><text:span text:style-name="None">выпуска</text:span></text:p>
          </table:table-cell>
          <table:table-cell table:number-rows-spanned="1" table:style-name="None" table:number-columns-spanned="12" office:value="None" office:value-type="string">
            <text:p><text:span text:style-name="None">ввода в эксплуа-тацию (первона-чальная)</text:span></text:p>
          </table:table-cell>
          <table:table-cell table:number-rows-spanned="1" table:style-name="None" table:number-columns-spanned="14" office:value="None" office:value-type="string">
            <text:p><text:span text:style-name="None">последнего капитального ремонта</text:span></text:p>
          </table:table-cell>
          <table:table-cell table:number-rows-spanned="1" table:style-name="None" table:number-columns-spanned="15" office:value="None" office:value-type="string">
            <text:p><text:span text:style-name="None">наименование</text:span></text:p>
          </table:table-cell>
          <table:table-cell table:number-rows-spanned="1" table:style-name="None" table:number-columns-spanned="8" office:value="None" office:value-type="string">
            <text:p><text:span text:style-name="None">норма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0" office:value="1" office:value-type="float">
            <text:p><text:span text:style-name="None">1</text:span></text:p>
          </table:table-cell>
          <table:table-cell table:number-rows-spanned="1" table:style-name="None" table:number-columns-spanned="12" office:value="2" office:value-type="float">
            <text:p><text:span text:style-name="None">2</text:span></text:p>
          </table:table-cell>
          <table:table-cell table:number-rows-spanned="1" table:style-name="None" table:number-columns-spanned="14" office:value="3" office:value-type="float">
            <text:p><text:span text:style-name="None">3</text:span></text:p>
          </table:table-cell>
          <table:table-cell table:number-rows-spanned="1" table:style-name="None" table:number-columns-spanned="14" office:value="4" office:value-type="float">
            <text:p><text:span text:style-name="None">4</text:span></text:p>
          </table:table-cell>
          <table:table-cell table:number-rows-spanned="1" table:style-name="None" table:number-columns-spanned="16" office:value="5" office:value-type="float">
            <text:p><text:span text:style-name="None">5</text:span></text:p>
          </table:table-cell>
          <table:table-cell table:number-rows-spanned="1" table:style-name="None" table:number-columns-spanned="14" office:value="6" office:value-type="float">
            <text:p><text:span text:style-name="None">6</text:span></text:p>
          </table:table-cell>
          <table:table-cell table:number-rows-spanned="1" table:style-name="None" table:number-columns-spanned="13" office:value="7" office:value-type="float">
            <text:p><text:span text:style-name="None">7</text:span></text:p>
          </table:table-cell>
          <table:table-cell table:number-rows-spanned="1" table:style-name="None" table:number-columns-spanned="14" office:value="8" office:value-type="float">
            <text:p><text:span text:style-name="None">8</text:span></text:p>
          </table:table-cell>
          <table:table-cell table:number-rows-spanned="1" table:style-name="None" table:number-columns-spanned="16" office:value="1" office:value-type="float">
            <text:p><text:span text:style-name="None">1</text:span></text:p>
          </table:table-cell>
          <table:table-cell table:number-rows-spanned="1" table:style-name="None" table:number-columns-spanned="15" office:value="2" office:value-type="float">
            <text:p><text:span text:style-name="None">2</text:span></text:p>
          </table:table-cell>
          <table:table-cell table:number-rows-spanned="1" table:style-name="None" table:number-columns-spanned="15" office:value="3" office:value-type="float">
            <text:p><text:span text:style-name="None">3</text:span></text:p>
          </table:table-cell>
          <table:table-cell table:number-rows-spanned="1" table:style-name="None" table:number-columns-spanned="8" office:value="4" office:value-type="float">
            <text:p><text:span text:style-name="None">4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0" office:value="None" office:value-type="string">
            <text:p><text:span text:style-name="None">2003</text:span></text:p>
          </table:table-cell>
          <table:table-cell table:number-rows-spanned="1" table:style-name="None" table:number-columns-spanned="12" office:value="None" office:value-type="string">
            <text:p><text:span text:style-name="None"/></text:p>
          </table:table-cell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6" office:value="10" office:value-type="float">
            <text:p><text:span text:style-name="None">10</text:span></text:p>
          </table:table-cell>
          <table:table-cell table:number-rows-spanned="1" table:style-name="None" table:number-columns-spanned="14" office:value="0" office:value-type="float">
            <text:p><text:span text:style-name="None">0</text:span></text:p>
          </table:table-cell>
          <table:table-cell table:number-rows-spanned="1" table:style-name="None" table:number-columns-spanned="13" office:value="2925" office:value-type="float">
            <text:p><text:span text:style-name="None">2925</text:span></text:p>
          </table:table-cell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6" office:value="2925" office:value-type="float">
            <text:p><text:span text:style-name="None">2925</text:span></text:p>
          </table:table-cell>
          <table:table-cell table:number-rows-spanned="1" table:style-name="None" table:number-columns-spanned="15" office:value="10" office:value-type="float">
            <text:p><text:span text:style-name="None">10</text:span></text:p>
          </table:table-cell>
          <table:table-cell table:number-rows-spanned="1" table:style-name="None" table:number-columns-spanned="15" office:value="None" office:value-type="string">
            <text:p><text:span text:style-name="None">линейный</text:span></text:p>
          </table:table-cell>
          <table:table-cell table:number-rows-spanned="1" table:style-name="None" table:number-columns-spanned="8" office:value="10" office:value-type="float">
            <text:p><text:span text:style-name="None">10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0" office:value="None" office:value-type="string"/>
          <table:table-cell table:number-rows-spanned="1" table:style-name="None" table:number-columns-spanned="12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6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6" office:value="None" office:value-type="string"/>
          <table:table-cell table:number-rows-spanned="1" table:style-name="None" table:number-columns-spanned="15" office:value="None" office:value-type="string"/>
          <table:table-cell table:number-rows-spanned="1" table:style-name="None" table:number-columns-spanned="15" office:value="None" office:value-type="string"/>
          <table:table-cell table:number-rows-spanned="1" table:style-name="None" table:number-columns-spanned="8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>
            <text:p><text:span text:style-name="None">3. Краткая индивидуальная характеристика объекта основных средств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71" office:value="None" office:value-type="string">
            <text:p><text:span text:style-name="None">Объект основных средств, приспособления, принадлежности</text:span></text:p>
          </table:table-cell>
          <table:table-cell table:number-rows-spanned="1" table:style-name="None" table:number-columns-spanned="90" office:value="None" office:value-type="string">
            <text:p><text:span text:style-name="None">Содержание драгоценных материалов (металлов, камней и т.д.)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58" office:value="None" office:value-type="string">
            <text:p><text:span text:style-name="None">наименование</text:span></text:p>
          </table:table-cell>
          <table:table-cell table:number-rows-spanned="1" table:style-name="None" table:number-columns-spanned="13" office:value="None" office:value-type="string">
            <text:p><text:span text:style-name="None">количество</text:span></text:p>
          </table:table-cell>
          <table:table-cell table:number-rows-spanned="1" table:style-name="None" table:number-columns-spanned="30" office:value="None" office:value-type="string">
            <text:p><text:span text:style-name="None">наименование драгоценных материалов</text:span></text:p>
          </table:table-cell>
          <table:table-cell table:number-rows-spanned="1" table:style-name="None" table:number-columns-spanned="21" office:value="None" office:value-type="string">
            <text:p><text:span text:style-name="None">номенклатурный</text:span></text:p>
          </table:table-cell>
          <table:table-cell table:number-rows-spanned="1" table:style-name="None" table:number-columns-spanned="14" office:value="None" office:value-type="string">
            <text:p><text:span text:style-name="None">единица измерения</text:span></text:p>
          </table:table-cell>
          <table:table-cell table:number-rows-spanned="1" table:style-name="None" table:number-columns-spanned="13" office:value="None" office:value-type="string">
            <text:p><text:span text:style-name="None">количество</text:span></text:p>
          </table:table-cell>
          <table:table-cell table:number-rows-spanned="1" table:style-name="None" table:number-columns-spanned="12" office:value="None" office:value-type="string">
            <text:p><text:span text:style-name="None">масса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58" office:value="1" office:value-type="float">
            <text:p><text:span text:style-name="None">1</text:span></text:p>
          </table:table-cell>
          <table:table-cell table:number-rows-spanned="1" table:style-name="None" table:number-columns-spanned="13" office:value="2" office:value-type="float">
            <text:p><text:span text:style-name="None">2</text:span></text:p>
          </table:table-cell>
          <table:table-cell table:number-rows-spanned="1" table:style-name="None" table:number-columns-spanned="30" office:value="3" office:value-type="float">
            <text:p><text:span text:style-name="None">3</text:span></text:p>
          </table:table-cell>
          <table:table-cell table:number-rows-spanned="1" table:style-name="None" table:number-columns-spanned="21" office:value="4" office:value-type="float">
            <text:p><text:span text:style-name="None">4</text:span></text:p>
          </table:table-cell>
          <table:table-cell table:number-rows-spanned="1" table:style-name="None" table:number-columns-spanned="14" office:value="5" office:value-type="float">
            <text:p><text:span text:style-name="None">5</text:span></text:p>
          </table:table-cell>
          <table:table-cell table:number-rows-spanned="1" table:style-name="None" table:number-columns-spanned="13" office:value="6" office:value-type="float">
            <text:p><text:span text:style-name="None">6</text:span></text:p>
          </table:table-cell>
          <table:table-cell table:number-rows-spanned="1" table:style-name="None" table:number-columns-spanned="12" office:value="7" office:value-type="float">
            <text:p><text:span text:style-name="None">7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58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30" office:value="None" office:value-type="string"/>
          <table:table-cell table:number-rows-spanned="1" table:style-name="None" table:number-columns-spanned="21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12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58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30" office:value="None" office:value-type="string"/>
          <table:table-cell table:number-rows-spanned="1" table:style-name="None" table:number-columns-spanned="21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12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58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30" office:value="None" office:value-type="string"/>
          <table:table-cell table:number-rows-spanned="1" table:style-name="None" table:number-columns-spanned="21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12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58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30" office:value="None" office:value-type="string"/>
          <table:table-cell table:number-rows-spanned="1" table:style-name="None" table:number-columns-spanned="21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12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>
            <text:p><text:span text:style-name="None">Другие характеристики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3-я страница формы № ОС-1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Комиссия по приему-передаче 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Результат испытания на "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4" office:value="None" office:value-type="string"/>
          <table:table-cell table:number-rows-spanned="1" table:style-name="Default" table:number-columns-spanned="1" office:value="None" office:value-type="string">
            <text:p>"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1" office:value="None" office:value-type="string"/>
          <table:table-cell table:number-rows-spanned="1" table:style-name="None" table:number-columns-spanned="4" office:value="20" office:value-type="float">
            <text:p><text:span text:style-name="None">20</text:span></text:p>
          </table:table-cell>
          <table:table-cell table:number-rows-spanned="1" table:style-name="None" table:number-columns-spanned="3" office:value="None" office:value-type="string"/>
          <table:table-cell table:number-rows-spanned="1" table:style-name="Default" table:number-columns-spanned="1" office:value="None" office:value-type="string">
            <text:p/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2" table:style-name="None" table:number-columns-spanned="46" office:value="None" office:value-type="string">
            <text:p><text:span text:style-name="None">Объект основных средств техническим условиям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0" office:value="None" office:value-type="string">
            <text:p><text:span text:style-name="None">соответствует</text:span></text:p>
          </table:table-cell>
          <table:table-cell table:number-rows-spanned="1" table:style-name="Default" table:number-columns-spanned="1" office:value="None" office:value-type="string"/>
          <table:table-cell table:number-rows-spanned="2" table:style-name="None" table:number-columns-spanned="11" office:value="None" office:value-type="string">
            <text:p><text:span text:style-name="None">Доработка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7" office:value="None" office:value-type="string">
            <text:p><text:span text:style-name="None">требуется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20" office:value="None" office:value-type="string">
            <text:p><text:span text:style-name="None">не соответствует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7" office:value="None" office:value-type="string">
            <text:p><text:span text:style-name="None">не требуется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79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80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79" office:value="None" office:value-type="string">
            <text:p><text:span text:style-name="None">(указать, что не соответствует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80" office:value="None" office:value-type="string">
            <text:p><text:span text:style-name="None">(указать, что требуется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79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80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79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80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Заключение комиссии: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39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6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Приложение. Техническая документация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70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Председатель комиссии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7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8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27" office:value="None" office:value-type="string">
            <text:p><text:span text:style-name="None">(должност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8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Члены комиссии: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7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8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27" office:value="None" office:value-type="string">
            <text:p><text:span text:style-name="None">(должност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8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7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8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27" office:value="None" office:value-type="string">
            <text:p><text:span text:style-name="None">(должност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8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7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8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8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7" office:value="None" office:value-type="string">
            <text:p><text:span text:style-name="None">(должность)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8" office:value="None" office:value-type="string">
            <text:p><text:span text:style-name="None">(подпись)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>(расшифровка подписи)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>
            <text:p><text:span text:style-name="None">Объект основных средств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>
            <text:p><text:span text:style-name="None">Сдал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Принял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2" office:value="None" office:value-type="string">
            <text:p><text:span text:style-name="None"/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7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4" office:value="None" office:value-type="string">
            <text:p><text:span text:style-name="None"/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2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7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4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22" office:value="None" office:value-type="string">
            <text:p><text:span text:style-name="None">(должност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7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4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22" office:value="None" office:value-type="string">
            <text:p><text:span text:style-name="None">(должност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7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4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"</text:span></text:p>
          </table:table-cell>
          <table:table-cell table:number-rows-spanned="1" table:style-name="None" table:number-columns-spanned="5" office:value="None" office:value-type="string"/>
          <table:table-cell table:number-rows-spanned="1" table:style-name="Default" table:number-columns-spanned="1" office:value="None" office:value-type="string">
            <text:p>"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3" office:value="None" office:value-type="string"/>
          <table:table-cell table:number-rows-spanned="1" table:style-name="None" table:number-columns-spanned="4" office:value="20" office:value-type="float">
            <text:p><text:span text:style-name="None">20</text:span></text:p>
          </table:table-cell>
          <table:table-cell table:number-rows-spanned="1" table:style-name="None" table:number-columns-spanned="3" office:value="None" office:value-type="string"/>
          <table:table-cell table:number-rows-spanned="1" table:style-name="Default" table:number-columns-spanned="1" office:value="None" office:value-type="string">
            <text:p/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Табельный номер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5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"</text:span></text:p>
          </table:table-cell>
          <table:table-cell table:number-rows-spanned="1" table:style-name="None" table:number-columns-spanned="5" office:value="None" office:value-type="string"/>
          <table:table-cell table:number-rows-spanned="1" table:style-name="Default" table:number-columns-spanned="1" office:value="None" office:value-type="string">
            <text:p>"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3" office:value="None" office:value-type="string"/>
          <table:table-cell table:number-rows-spanned="1" table:style-name="None" table:number-columns-spanned="4" office:value="20" office:value-type="float">
            <text:p><text:span text:style-name="None">20</text:span></text:p>
          </table:table-cell>
          <table:table-cell table:number-rows-spanned="1" table:style-name="None" table:number-columns-spanned="3" office:value="None" office:value-type="string"/>
          <table:table-cell table:number-rows-spanned="1" table:style-name="Default" table:number-columns-spanned="1" office:value="None" office:value-type="string">
            <text:p/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По доверенности от "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5" office:value="None" office:value-type="string"/>
          <table:table-cell table:number-rows-spanned="1" table:style-name="None" table:number-columns-spanned="1" office:value="None" office:value-type="string">
            <text:p><text:span text:style-name="None">"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3" office:value="None" office:value-type="string"/>
          <table:table-cell table:number-rows-spanned="1" table:style-name="None" table:number-columns-spanned="4" office:value="20" office:value-type="float">
            <text:p><text:span text:style-name="None">20</text:span></text:p>
          </table:table-cell>
          <table:table-cell table:number-rows-spanned="1" table:style-name="None" table:number-columns-spanned="3" office:value="None" office:value-type="string"/>
          <table:table-cell table:number-rows-spanned="1" table:style-name="None" table:number-columns-spanned="1" office:value="None" office:value-type="string">
            <text:p><text:span text:style-name="None"/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№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4" office:value="None" office:value-type="string"/>
          <table:table-cell table:number-rows-spanned="1" table:style-name="Default" table:number-columns-spanned="1" office:value="None" office:value-type="string">
            <text:p>,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выданной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69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69" office:value="None" office:value-type="string">
            <text:p><text:span text:style-name="None">(кем, кому (фамилия, имя, отчество)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Объект основных средств принял на ответственное хранение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9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0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5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29" office:value="None" office:value-type="string">
            <text:p><text:span text:style-name="None">(должност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0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5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"</text:span></text:p>
          </table:table-cell>
          <table:table-cell table:number-rows-spanned="1" table:style-name="None" table:number-columns-spanned="5" office:value="None" office:value-type="string"/>
          <table:table-cell table:number-rows-spanned="1" table:style-name="None" table:number-columns-spanned="1" office:value="None" office:value-type="string">
            <text:p><text:span text:style-name="None">"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3" office:value="None" office:value-type="string"/>
          <table:table-cell table:number-rows-spanned="1" table:style-name="None" table:number-columns-spanned="4" office:value="20" office:value-type="float">
            <text:p><text:span text:style-name="None">20</text:span></text:p>
          </table:table-cell>
          <table:table-cell table:number-rows-spanned="1" table:style-name="None" table:number-columns-spanned="3" office:value="None" office:value-type="string"/>
          <table:table-cell table:number-rows-spanned="1" table:style-name="Default" table:number-columns-spanned="1" office:value="None" office:value-type="string">
            <text:p/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>
            <text:p><text:span text:style-name="None">Табельный номер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5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79" office:value="None" office:value-type="string">
            <text:p><text:span text:style-name="None">Отметка бухгалтерии: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2" table:style-name="None" table:number-columns-spanned="53" office:value="None" office:value-type="string">
            <text:p><text:span text:style-name="None">Отметка бухгалтерии об открытии инвентарной карточки учета объекта основных средств или записи в инвентарной книге</text:span>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3" office:value="None" office:value-type="string">
            <text:p><text:span text:style-name="None">Номер документа</text:span></text:p>
          </table:table-cell>
          <table:table-cell table:number-rows-spanned="1" table:style-name="None" table:number-columns-spanned="13" office:value="None" office:value-type="string">
            <text:p><text:span text:style-name="None">Дата составления</text:span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None" table:number-columns-spanned="13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>
            <text:p>Главный бухгалтер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9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8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Default" table:number-columns-spanned="1" office:value="None" office:value-type="string">
            <text:p>Главный бухгалтер</text:p>
          </table:table-cell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9" office:value="None" office:value-type="string"/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/></text:p>
          </table:table-cell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None" table:number-columns-spanned="1" office:value="None" office:value-type="string"/>
          <table:table-cell table:number-rows-spanned="1" table:style-name="None" table:number-columns-spanned="19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None" table:number-columns-spanned="19" office:value="None" office:value-type="string">
            <text:p><text:span text:style-name="None">(подпись)</text:span></text:p>
          </table:table-cell>
          <table:table-cell table:number-rows-spanned="1" table:style-name="None" table:number-columns-spanned="1" office:value="None" office:value-type="string"/>
          <table:table-cell table:number-rows-spanned="1" table:style-name="None" table:number-columns-spanned="28" office:value="None" office:value-type="string">
            <text:p><text:span text:style-name="None">(расшифровка подписи)</text:span></text:p>
          </table:table-cell>
          <table:table-cell table:number-rows-spanned="1" table:style-name="None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  <table:table-cell table:number-rows-spanned="1" table:style-name="None" table:number-columns-spanned="1" office:value="None" office:value-type="string"/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</table:table-row>
        <table:table-row>
          <table:table-cell table:number-rows-spanned="1" table:style-name="Default" table:number-columns-spanned="1"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>
    <style:style style:family="table-cell" style:name="Default" style:display-name="Default"/>
    <style:style style:family="table-cell" style:name="Result" style:display-name="Result"/>
    <style:style style:family="table-cell" style:name="Result2" style:display-name="Result2"/>
    <style:style style:family="table-cell" style:name="Heading" style:display-name="Heading"/>
    <style:style style:family="table-cell" style:name="Heading1" style:display-name="Heading1"/>
  </office:styles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